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JXPathBinding.getUpdat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MultiValu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MultiValueJXPathBinding( JXPathBindingBuilderBase . CommonAttributes commonAtts , String multiValueId , String multiValuePath , String row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ValueJXPathBinding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ultiValueJXPathBinding.doLoad( Widget frmModel , JXPathContext jct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ultiValueJXPathBinding.doSave( Widget frmModel , JXPathContext jct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